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graphic-properties draw:fill-hatch-solid="true"/>
      <style:drawing-page-properties draw:fill="hatch" draw:fill-color="#f6f9d4" draw:fill-hatch-name=""/>
    </style:style>
    <style:style style:name="dp2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svg:stroke-width="0.106cm" svg:stroke-color="#3465a4" draw:marker-start="" draw:marker-start-width="0.2cm" draw:marker-start-center="false" draw:marker-end="" draw:marker-end-width="0.2cm" draw:marker-end-center="false" svg:stroke-linecap="round" draw:fill="solid" draw:fill-color="#ffc000" draw:textarea-horizontal-align="center" draw:textarea-vertical-align="top" draw:auto-grow-height="false" draw:fit-to-size="false" style:shrink-to-fit="false" fo:min-height="2.971cm" fo:min-width="4.373cm" fo:padding-top="0.127cm" fo:padding-bottom="0.127cm" fo:padding-left="0.254cm" fo:padding-right="0.254cm" fo:wrap-option="wrap" draw:shadow="visible" draw:shadow-offset-x="0.05cm" draw:shadow-offset-y="0.05cm" draw:shadow-color="#000000" draw:shadow-opacity="40%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Arrowheads_20_5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Arrowheads_20_6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Arrowheads_20_7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37cm" draw:marker-start-center="false" draw:marker-end="" draw:marker-end-width="0.37cm" draw:marker-end-center="false" draw:stroke-linejoin="miter" svg:stroke-linecap="butt" draw:fill="solid" draw:fill-color="#ffffff" draw:textarea-horizontal-align="justify" fo:padding-top="0.16cm" fo:padding-bottom="0.16cm" fo:padding-left="0.285cm" fo:padding-right="0.285cm" draw:shadow="hidden" draw:shadow-offset-x="0.05cm" draw:shadow-offset-y="0.05cm" draw:shadow-color="#3465a4"/>
    </style:style>
    <style:style style:name="gr9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37cm" draw:marker-start-center="false" draw:marker-end="" draw:marker-end-width="0.37cm" draw:marker-end-center="false" draw:stroke-linejoin="miter" svg:stroke-linecap="butt" draw:fill="solid" draw:fill-color="#ffffff" draw:textarea-horizontal-align="justify" fo:padding-top="0.16cm" fo:padding-bottom="0.16cm" fo:padding-left="0.285cm" fo:padding-right="0.285cm" draw:shadow="hidden" draw:shadow-offset-x="0.05cm" draw:shadow-offset-y="0.05cm" draw:shadow-color="#3465a4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Arrowheads_20_4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 draw:start-line-spacing-horizontal="0.5cm" draw:start-line-spacing-vertical="0.5cm" draw:end-line-spacing-horizontal="0.5cm" draw:end-line-spacing-vertical="0.5cm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Arrowheads_20_4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Arrowheads_20_4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 draw:start-line-spacing-horizontal="0.5cm" draw:start-line-spacing-vertical="0.5cm" draw:end-line-spacing-horizontal="0.5cm" draw:end-line-spacing-vertical="0.5cm"/>
    </style:style>
    <style:style style:name="gr13" style:family="graphic" style:parent-style-name="standard">
      <style:graphic-properties draw:textarea-horizontal-align="justify" draw:textarea-vertical-align="middle" draw:auto-grow-height="false" fo:min-height="1.469cm" fo:min-width="4.39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042cm" fo:min-width="6.55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183cm" fo:min-width="4.10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7cm" fo:min-width="4.999cm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draw:textarea-vertical-align="middle" draw:auto-grow-height="false" fo:min-height="23.35cm" fo:min-width="16.722cm" fo:padding-top="0.175cm" fo:padding-bottom="0.175cm" fo:padding-left="0.3cm" fo:padding-right="0.3cm" fo:wrap-option="no-wrap" draw:shadow="hidden" draw:shadow-offset-x="0.03cm" draw:shadow-offset-y="0.03cm" draw:shadow-color="#808080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35cm" draw:marker-start-center="false" draw:marker-end="" draw:marker-end-width="0.35cm" draw:marker-end-center="false" draw:fill="solid" draw:fill-color="#d4ea6b" draw:opacity="40%" draw:textarea-horizontal-align="justify" draw:textarea-vertical-align="middle" draw:auto-grow-height="false" fo:min-height="22.419cm" fo:min-width="5.244cm" fo:padding-top="0.14cm" fo:padding-bottom="0.14cm" fo:padding-left="0.265cm" fo:padding-right="0.265cm" fo:wrap-option="no-wrap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35cm" draw:marker-start-center="false" draw:marker-end="" draw:marker-end-width="0.35cm" draw:marker-end-center="false" draw:fill="solid" draw:fill-color="#ff7b59" draw:opacity="40%" draw:textarea-horizontal-align="justify" draw:textarea-vertical-align="middle" draw:auto-grow-height="false" fo:min-height="22.432cm" fo:min-width="5.244cm" fo:padding-top="0.14cm" fo:padding-bottom="0.14cm" fo:padding-left="0.265cm" fo:padding-right="0.265cm" fo:wrap-option="no-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35cm" draw:marker-start-center="false" draw:marker-end="" draw:marker-end-width="0.35cm" draw:marker-end-center="false" draw:fill="solid" draw:fill-color="#d4ea6b" draw:textarea-horizontal-align="justify" draw:textarea-vertical-align="middle" draw:auto-grow-height="false" fo:min-height="0.708cm" fo:min-width="5.244cm" fo:padding-top="0.14cm" fo:padding-bottom="0.14cm" fo:padding-left="0.265cm" fo:padding-right="0.265cm" fo:wrap-option="no-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35cm" draw:marker-start-center="false" draw:marker-end="" draw:marker-end-width="0.35cm" draw:marker-end-center="false" draw:fill="solid" draw:fill-color="#ffde59" draw:textarea-horizontal-align="justify" draw:textarea-vertical-align="middle" draw:auto-grow-height="false" fo:min-height="0.708cm" fo:min-width="5.244cm" fo:padding-top="0.14cm" fo:padding-bottom="0.14cm" fo:padding-left="0.265cm" fo:padding-right="0.265cm" fo:wrap-option="no-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35cm" draw:marker-start-center="false" draw:marker-end="" draw:marker-end-width="0.35cm" draw:marker-end-center="false" draw:fill="solid" draw:fill-color="#ff7b59" draw:textarea-horizontal-align="justify" draw:textarea-vertical-align="middle" draw:auto-grow-height="false" fo:min-height="0.708cm" fo:min-width="5.244cm" fo:padding-top="0.14cm" fo:padding-bottom="0.14cm" fo:padding-left="0.265cm" fo:padding-right="0.265cm" fo:wrap-option="no-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35cm" draw:marker-start-center="false" draw:marker-end="" draw:marker-end-width="0.35cm" draw:marker-end-center="false" draw:fill="solid" draw:fill-color="#ffde59" draw:opacity="40%" draw:textarea-horizontal-align="justify" draw:textarea-vertical-align="middle" draw:auto-grow-height="false" fo:min-height="22.432cm" fo:min-width="5.244cm" fo:padding-top="0.14cm" fo:padding-bottom="0.14cm" fo:padding-left="0.265cm" fo:padding-right="0.265cm" fo:wrap-option="no-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2" svg:stroke-width="0.1cm" svg:stroke-color="#000000" draw:marker-start="" draw:marker-start-width="0.46cm" draw:marker-start-center="false" draw:marker-end="" draw:marker-end-width="0.46cm" draw:marker-end-center="false" draw:fill="solid" draw:fill-color="#ff6d6d" draw:textarea-horizontal-align="justify" draw:textarea-vertical-align="middle" draw:auto-grow-height="false" fo:min-height="0.65cm" fo:min-width="16.722cm" fo:padding-top="0.175cm" fo:padding-bottom="0.175cm" fo:padding-left="0.3cm" fo:padding-right="0.3cm" fo:wrap-option="no-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79cm" fo:min-width="2.65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46cm" fo:min-width="2.65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96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0.384cm" fo:min-width="0.1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38cm" fo:min-width="0.68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38cm" fo:min-width="2.93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3.56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2.75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15cm" fo:min-width="2.6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89cm" fo:min-width="3.7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cm" fo:min-width="3.02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4.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16cm" fo:min-width="3.00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3.30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14cm" fo:min-width="2.99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56cm" fo:min-width="1.91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03cm" fo:min-width="3.3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62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74cm" fo:min-width="3.38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97cm" fo:min-width="3.62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06cm" fo:min-width="1.97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15cm" fo:min-width="3.45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06cm" fo:min-width="1.49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81cm" fo:min-width="2.80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16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02cm" fo:min-width="3.24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3.3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0.8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2cm" fo:min-width="3.57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45cm" fo:min-width="2.94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3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81cm" fo:min-width="4.27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21cm" fo:min-width="0.7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1.515cm" fo:min-width="4.14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d4ea6b" draw:opacity="4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7b59" draw:opacity="4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7b59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de59" draw:opacity="4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-End" draw:style-name="gr1" draw:text-style-name="P2" draw:layer="layout" svg:width="3cm" svg:height="1cm" svg:x="2.397cm" svg:y="2.81cm">
          <text:p text:style-name="P1"><text:span text:style-name="T1">Start/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path draw:name="Shape-3" draw:style-name="gr2" draw:text-style-name="P3" draw:layer="layout" svg:width="11.429cm" svg:height="8.571cm" svg:x="5.832cm" svg:y="0.635cm" svg:viewBox="0 0 11430 8572" svg:d="M11416 2604c-107-966-196-1731-1579-2276-2265-631-5935-161-6111-139-38 22-2689 401-2610 401 19 0 2726-379 2688-354-312 45-2181 329-1986 306 117-22 2491-361 2648-375 38 0-2886 459-3255 528 1343-206 3377-506 4110-550-714 80-3319 461-3824 531-60 22 2481-351 2736-373 95 0-2317 342-2805 434-39 22 1626-236 2336-342-57 22-1455 292-1651 317 196-25 2158-362 2237-362 0 0-22 0 0 0 19 0 6144-712 6599 1388 307 1255 78 3803-136 5261-133 297-619 748-1129 909-1541 351-4813 342-8509-181-155-91-869-378-857-1435 7-665 390-4690 447-4918 20-92 101-559-38-592-281-42-293 592-312 659-38 183-338 3897-409 4873-103 1689 1188 1822 1207 1822 5425 543 7333 626 8859-22 617-336 855-615 975-957 195-434 447-4030 369-4553zM4350 350z">
          <text:p/>
        </draw:path>
        <draw:g draw:name="gateway-or-merge">
          <draw:polygon draw:name="gateway-none_0" draw:style-name="gr3" draw:text-style-name="P4" xml:id="id1" draw:id="id1" draw:layer="layout" svg:width="2.274cm" svg:height="2.269cm" svg:x="6.572cm" svg:y="11.945cm" svg:viewBox="0 0 2275 2270" draw:points="0,1133 1140,0 2275,1133 1140,2270">
            <text:p/>
          </draw:polygon>
          <draw:connector draw:style-name="gr4" draw:text-style-name="P5" draw:layer="layout" svg:x1="8.847cm" svg:y1="13.08cm" svg:x2="11.112cm" svg:y2="13.08cm" draw:start-shape="id1" draw:start-glue-point="1" svg:d="M8847 13080h2265" svg:viewBox="0 0 2266 1">
            <text:p/>
          </draw:connector>
          <draw:connector draw:style-name="gr5" draw:text-style-name="P6" draw:layer="layout" svg:x1="4.302cm" svg:y1="11.945cm" svg:x2="7.709cm" svg:y2="11.945cm" draw:end-shape="id1" draw:end-glue-point="0" svg:d="M4302 11945v-515h3407v515" svg:viewBox="0 0 3408 516">
            <text:p/>
          </draw:connector>
          <draw:connector draw:style-name="gr6" draw:text-style-name="P6" draw:layer="layout" svg:x1="4.302cm" svg:y1="14.215cm" svg:x2="7.709cm" svg:y2="14.215cm" draw:end-shape="id1" draw:end-glue-point="2" svg:d="M4302 14215v515h3407v-515" svg:viewBox="0 0 3408 516">
            <text:p/>
          </draw:connector>
        </draw:g>
        <draw:g draw:name="gateway-parallel-fork">
          <draw:polygon draw:style-name="gr7" draw:text-style-name="P4" xml:id="id2" draw:id="id2" draw:layer="layout" svg:width="0.999cm" svg:height="0.999cm" svg:x="11.26cm" svg:y="13.355cm" svg:viewBox="0 0 1000 1000" draw:points="0,501 499,0 1000,501 499,1000">
            <text:p/>
          </draw:polygon>
          <draw:g>
            <draw:line draw:style-name="gr8" draw:text-style-name="P4" draw:layer="layout" svg:x1="11.493cm" svg:y1="13.855cm" svg:x2="12.026cm" svg:y2="13.855cm">
              <text:p/>
            </draw:line>
            <draw:line draw:style-name="gr9" draw:text-style-name="P4" draw:layer="layout" svg:x1="11.759cm" svg:y1="13.588cm" svg:x2="11.759cm" svg:y2="14.121cm">
              <text:p/>
            </draw:line>
          </draw:g>
          <draw:connector draw:style-name="gr10" draw:text-style-name="P5" draw:layer="layout" draw:line-skew="0.515cm" svg:x1="11.76cm" svg:y1="13.355cm" svg:x2="13.01cm" svg:y2="13.355cm" draw:start-shape="id2" draw:start-glue-point="0" svg:d="M11760 13355h1250" svg:viewBox="0 0 1251 1">
            <text:p/>
          </draw:connector>
          <draw:connector draw:style-name="gr11" draw:text-style-name="P5" draw:layer="layout" draw:line-skew="-0.515cm" svg:x1="11.76cm" svg:y1="14.355cm" svg:x2="13.01cm" svg:y2="14.355cm" draw:start-shape="id2" draw:start-glue-point="2" svg:d="M11760 14355h1250" svg:viewBox="0 0 1251 1">
            <text:p/>
          </draw:connector>
          <draw:connector draw:style-name="gr12" draw:text-style-name="P5" draw:layer="layout" svg:x1="10.26cm" svg:y1="13.855cm" svg:x2="11.26cm" svg:y2="13.855cm" draw:end-shape="id2" draw:end-glue-point="3" svg:d="M10260 13855h1000" svg:viewBox="0 0 1001 1">
            <text:p/>
          </draw:connector>
        </draw:g>
      </draw:page>
      <draw:page draw:name="page2" draw:style-name="dp2" draw:master-page-name="Default">
        <draw:custom-shape draw:style-name="gr13" draw:text-style-name="P7" draw:layer="layout" svg:width="5.08cm" svg:height="1.905cm" svg:x="3.81cm" svg:y="2.222cm">
          <text:p text:style-name="P7">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7.302cm" svg:height="2.54cm" svg:x="11.43cm" svg:y="2.54cm">
          <text:p text:style-name="P7">openC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4.762cm" svg:height="1.587cm" svg:x="16.51cm" svg:y="7.62cm">
          <text:p text:style-name="P7">webc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5.715cm" svg:height="2.223cm" svg:x="9.525cm" svg:y="9.524cm">
          <text:p text:style-name="P7">openG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2" draw:master-page-name="Default">
        <draw:connector draw:name="Connector-Standard_3" draw:style-name="gr17" draw:text-style-name="P8" draw:layer="layout" svg:x1="13.652cm" svg:y1="9.525cm" svg:x2="12.964cm" svg:y2="3.084cm" draw:start-shape="id3" draw:start-glue-point="7" draw:end-shape="id4" draw:end-glue-point="5" svg:d="M13652 9525h266v-3514h-1220v-2927h266" svg:viewBox="0 0 1221 6442">
          <text:p/>
        </draw:connector>
        <draw:connector draw:name="Connector_14" draw:style-name="gr18" draw:text-style-name="P8" draw:layer="layout" svg:x1="14.941cm" svg:y1="3.766cm" svg:x2="14.152cm" svg:y2="21.172cm" draw:start-shape="id4" draw:start-glue-point="6" draw:end-shape="id5" draw:end-glue-point="4" svg:d="M14941 3766v8703h-789v8703" svg:viewBox="0 0 790 17407">
          <text:p/>
        </draw:connector>
        <draw:custom-shape draw:style-name="gr19" draw:text-style-name="P9" draw:layer="layout" svg:width="17.322cm" svg:height="23.7cm" svg:x="0.14cm" svg:y="1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774cm" svg:height="22.699cm" svg:x="0.161cm" svg:y="2.1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.774cm" svg:height="22.712cm" svg:x="11.688cm" svg:y="2.1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774cm" svg:height="0.988cm" svg:x="0.161cm" svg:y="1.113cm">
          <text:p text:style-name="P1"><text:span text:style-name="T1">Initialize &amp; Start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" draw:text-style-name="P13" draw:layer="layout" svg:width="5.774cm" svg:height="0.988cm" svg:x="5.914cm" svg:y="1.1cm">
          <text:p text:style-name="P1"><text:span text:style-name="T1">Main loop &amp; Timing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" draw:text-style-name="P14" draw:layer="layout" svg:width="5.774cm" svg:height="0.988cm" svg:x="11.688cm" svg:y="1.1cm">
          <text:p text:style-name="P1"><text:span text:style-name="T1">Data &amp; Exit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15" draw:layer="layout" svg:width="5.774cm" svg:height="22.712cm" svg:x="5.914cm" svg:y="2.0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7.322cm" svg:height="1cm" svg:x="0.14cm" svg:y="0.1cm">
          <text:p text:style-name="P16"><text:span text:style-name="T2">Melody’s k-NN model (with SVM/PCA/AN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Start-End_0" draw:style-name="gr27" draw:text-style-name="P2" xml:id="id13" draw:id="id13" draw:layer="layout" svg:width="3.493cm" svg:height="1.317cm" svg:x="2.222cm" svg:y="2.54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_1" draw:style-name="gr28" draw:text-style-name="P2" xml:id="id21" draw:id="id21" draw:layer="layout" svg:width="3.493cm" svg:height="1.27cm" svg:x="12.682cm" svg:y="23.177cm">
          <text:p text:style-name="P1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" draw:style-name="gr29" draw:text-style-name="P2" xml:id="id18" draw:id="id18" draw:layer="layout" svg:width="4.05cm" svg:height="2cm" svg:x="0.952cm" svg:y="17.78cm">
          <text:p text:style-name="P1"><text:span text:style-name="T1">Raw</text:span></text:p>
          <text:p text:style-name="P1"><text:span text:style-name="T1">Image</text:span></text:p>
          <text:p text:style-name="P1"><text:span text:style-name="T1">Captur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g draw:name="Text-Annotation">
          <draw:custom-shape draw:style-name="gr30" draw:text-style-name="P19" xml:id="id6" draw:id="id6" draw:layer="layout" svg:width="0.85cm" svg:height="0.633cm" draw:transform="rotate (-0.16336281798667) translate (18.846cm 17.145cm)">
            <text:p text:style-name="P18"><text:span text:style-name="T3">Threshold for pupil detect</text:span></text:p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31" draw:text-style-name="P9" draw:layer="layout" draw:type="line" svg:x1="18.795cm" svg:y1="17.458cm" svg:x2="16.972cm" svg:y2="18.123cm" draw:start-shape="id6" draw:start-glue-point="5" svg:d="M18795 17458l-1823 665" svg:viewBox="0 0 1824 666">
            <text:p/>
          </draw:connector>
        </draw:g>
        <draw:custom-shape draw:name="Or" draw:style-name="gr32" draw:text-style-name="P2" xml:id="id28" draw:id="id28" draw:layer="layout" svg:width="1.665cm" svg:height="1.664cm" svg:x="15.24cm" svg:y="17.38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name="Transfer" draw:style-name="gr33" draw:text-style-name="P20" draw:layer="layout" svg:width="4.127cm" svg:height="1.982cm" svg:x="-2.022cm" svg:y="2.205cm">
          <text:p text:style-name="P18"><text:span text:style-name="T3">Eye</text:span></text:p>
          <text:p text:style-name="P18"><text:span text:style-name="T3">movement</text:span></text:p>
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bracket-left" draw:style-name="gr34" draw:text-style-name="P19" draw:layer="layout" svg:width="1cm" svg:height="3.81cm" svg:x="17.896cm" svg:y="8.331cm">
          <text:p text:style-name="P18"><text:span text:style-name="T3">Standard</text:span></text:p>
          <text:p text:style-name="P18"><text:span text:style-name="T3">Application</text:span></text:p>
          <text:p text:style-name="P18"><text:span text:style-name="T3">Loop</text:span></text:p>
          <text:p text:style-name="P18"><text:span text:style-name="T3">(get updated</text:span></text:p>
          <text:p text:style-name="P18"><text:span text:style-name="T3">Tracker data)</text:span></text:p>
          <text:p text:style-name="P18"><text:span text:style-name="T3">&amp;</text:span></text:p>
          <text:p text:style-name="P18"><text:span text:style-name="T3">Rendering</text:span></text:p>
          <draw:enhanced-geometry svg:viewBox="0 0 21600 21600" draw:mirror-horizontal="false" draw:mirror-vertical="false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bracket-right" draw:style-name="gr35" draw:text-style-name="P19" draw:layer="layout" svg:width="1cm" svg:height="3cm" svg:x="-1.635cm" svg:y="19.367cm">
          <text:p text:style-name="P18"><text:span text:style-name="T3">Motion</text:span></text:p>
          <text:p text:style-name="P18"><text:span text:style-name="T3">Parameters</text:span></text:p>
          <text:p text:style-name="P18"><text:span text:style-name="T3">+</text:span></text:p>
          <text:p text:style-name="P18"><text:span text:style-name="T3">Eye/iris</text:span></text:p>
          <text:p text:style-name="P18"><text:span text:style-name="T3">coordinates</text:span></text:p>
          <draw:enhanced-geometry svg:viewBox="0 0 21600 21600" draw:mirror-horizontal="false" draw:mirror-vertical="false" draw:glue-points="0 0 0 21600 21600 10800" draw:text-areas="0 ?f9 7800 ?f10" draw:type="right-brace" draw:modifiers="0 7140.0199933355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Process" draw:style-name="gr36" draw:text-style-name="P2" xml:id="id15" draw:id="id15" draw:layer="layout" svg:width="3.175cm" svg:height="1.365cm" svg:x="0.952cm" svg:y="7.842cm">
          <text:p text:style-name="P1"><text:span text:style-name="T1"><text:s/></text:span><text:span text:style-name="T1">TCIP</text:span></text:p>
          <text:p text:style-name="P1"><text:span text:style-name="T1">conn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0" draw:style-name="gr37" draw:text-style-name="P2" xml:id="id16" draw:id="id16" draw:layer="layout" svg:width="4.271cm" svg:height="1.939cm" svg:x="0.809cm" svg:y="9.808cm">
          <text:p text:style-name="P1"><text:span text:style-name="T1">Initialize</text:span></text:p>
          <text:p text:style-name="P1"><text:span text:style-name="T1">tracking</text:span></text:p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1" draw:style-name="gr38" draw:text-style-name="P2" xml:id="id14" draw:id="id14" draw:layer="layout" svg:width="3.526cm" svg:height="1.85cm" svg:x="0.919cm" svg:y="4.762cm">
          <text:p text:style-name="P1"><text:span text:style-name="T1">Controller/</text:span></text:p>
          <text:p text:style-name="P1"><text:span text:style-name="T1">camer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2" draw:style-name="gr39" draw:text-style-name="P2" xml:id="id10" draw:id="id10" draw:layer="layout" svg:width="5.08cm" svg:height="1.27cm" svg:x="6.35cm" svg:y="14.405cm">
          <text:p text:style-name="P1"><text:span text:style-name="T1">Apply Image Corr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" draw:style-name="gr40" draw:text-style-name="P2" xml:id="id11" draw:id="id11" draw:layer="layout" svg:width="4.587cm" svg:height="1.365cm" svg:x="6.208cm" svg:y="12.287cm">
          <text:p text:style-name="P1"><text:span text:style-name="T1">Convert</text:span></text:p>
          <text:p text:style-name="P1"><text:span text:style-name="T1">RGB→Greyscal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Process_3" draw:style-name="gr41" draw:text-style-name="P2" xml:id="id7" draw:id="id7" draw:layer="layout" svg:width="3.809cm" svg:height="1.27cm" svg:x="6.986cm" svg:y="22.225cm">
          <text:p text:style-name="P1"><text:span text:style-name="T1">Eye</text:span></text:p>
          <text:p text:style-name="P1"><text:span text:style-name="T1">det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4" draw:style-name="gr42" draw:text-style-name="P2" xml:id="id8" draw:id="id8" draw:layer="layout" svg:width="3.492cm" svg:height="1.364cm" svg:x="6.985cm" svg:y="19.591cm">
          <text:p text:style-name="P1"><text:span text:style-name="T1">Iris </text:span></text:p>
          <text:p text:style-name="P1"><text:span text:style-name="T1">det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_1" draw:style-name="gr43" draw:text-style-name="P2" xml:id="id12" draw:id="id12" draw:layer="layout" svg:width="3.152cm" svg:height="1.405cm" svg:x="6.373cm" svg:y="10.16cm">
          <text:p text:style-name="P1"><text:span text:style-name="T1">Iris</text:span></text:p>
          <text:p text:style-name="P1"><text:span text:style-name="T1">crop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Process_6" draw:style-name="gr44" draw:text-style-name="P2" xml:id="id5" draw:id="id5" draw:layer="layout" svg:width="3.81cm" svg:height="0.953cm" svg:x="12.247cm" svg:y="21.172cm">
          <text:p text:style-name="P1"><text:span text:style-name="T1">Close TCI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" draw:style-name="gr45" draw:text-style-name="P8" draw:layer="layout" svg:x1="8.891cm" svg:y1="22.225cm" svg:x2="8.731cm" svg:y2="20.955cm" draw:start-shape="id7" draw:start-glue-point="4" draw:end-shape="id8" draw:end-glue-point="6" svg:d="M8891 22225v-634h-160v-636" svg:viewBox="0 0 161 1271">
          <text:p/>
        </draw:connector>
        <draw:connector draw:name="Connector_0" draw:style-name="gr46" draw:text-style-name="P8" draw:layer="layout" svg:x1="8.731cm" svg:y1="19.591cm" svg:x2="8.255cm" svg:y2="18.097cm" draw:start-shape="id8" draw:start-glue-point="4" draw:end-shape="id9" draw:end-glue-point="6" svg:d="M8731 19591v-746h-476v-748" svg:viewBox="0 0 477 1495">
          <text:p/>
        </draw:connector>
        <draw:connector draw:name="Connector_1" draw:style-name="gr47" draw:text-style-name="P8" draw:layer="layout" svg:x1="8.255cm" svg:y1="16.097cm" svg:x2="8.89cm" svg:y2="15.675cm" draw:start-shape="id9" draw:start-glue-point="4" draw:end-shape="id10" draw:end-glue-point="6" svg:d="M8255 16097v-210h635v-212" svg:viewBox="0 0 636 423">
          <text:p/>
        </draw:connector>
        <draw:connector draw:name="Connector_2" draw:style-name="gr48" draw:text-style-name="P8" draw:layer="layout" svg:x1="8.89cm" svg:y1="14.405cm" svg:x2="8.501cm" svg:y2="13.652cm" draw:start-shape="id10" draw:start-glue-point="4" draw:end-shape="id11" draw:end-glue-point="2" svg:d="M8890 14405v-376h-389v-377" svg:viewBox="0 0 390 754">
          <text:p/>
        </draw:connector>
        <draw:connector draw:name="Connector_3" draw:style-name="gr49" draw:text-style-name="P8" draw:layer="layout" svg:x1="8.501cm" svg:y1="12.287cm" svg:x2="7.949cm" svg:y2="11.565cm" draw:start-shape="id11" draw:start-glue-point="0" draw:end-shape="id12" draw:end-glue-point="2" svg:d="M8501 12287v-361h-552v-361" svg:viewBox="0 0 553 723">
          <text:p/>
        </draw:connector>
        <draw:connector draw:name="Connector_4" draw:style-name="gr50" draw:text-style-name="P8" draw:layer="layout" svg:x1="3.969cm" svg:y1="3.857cm" svg:x2="4.445cm" svg:y2="5.687cm" draw:start-shape="id13" draw:start-glue-point="6" draw:end-shape="id14" draw:end-glue-point="7" svg:d="M3969 3857v453h742v1377h-266" svg:viewBox="0 0 743 1831">
          <text:p/>
        </draw:connector>
        <draw:connector draw:name="Connector_5" draw:style-name="gr51" draw:text-style-name="P8" draw:layer="layout" svg:x1="2.682cm" svg:y1="6.612cm" svg:x2="2.54cm" svg:y2="7.842cm" draw:start-shape="id14" draw:start-glue-point="6" draw:end-shape="id15" draw:end-glue-point="4" svg:d="M2682 6612v615h-142v615" svg:viewBox="0 0 143 1231">
          <text:p/>
        </draw:connector>
        <draw:connector draw:name="Connector_6" draw:style-name="gr52" draw:text-style-name="P8" draw:layer="layout" svg:x1="2.54cm" svg:y1="9.207cm" svg:x2="2.945cm" svg:y2="9.808cm" draw:start-shape="id15" draw:start-glue-point="6" draw:end-shape="id16" draw:end-glue-point="4" svg:d="M2540 9207v301h405v300" svg:viewBox="0 0 406 602">
          <text:p/>
        </draw:connector>
        <draw:connector draw:name="Connector_7" draw:style-name="gr53" draw:text-style-name="P8" draw:layer="layout" draw:type="curve" svg:x1="2.857cm" svg:y1="14.922cm" svg:x2="1.357cm" svg:y2="18.78cm" draw:start-shape="id17" draw:start-glue-point="6" draw:end-shape="id18" draw:end-glue-point="6" svg:d="M2857 14922c0 2145-1086 1786-1712 2215s-794 1643 212 1643" svg:viewBox="0 0 2219 3859">
          <text:p/>
        </draw:connector>
        <draw:connector draw:name="Connector-Curved" draw:style-name="gr54" draw:text-style-name="P8" draw:layer="layout" draw:type="curve" draw:line-skew="-0.866cm 0.627cm" svg:x1="4.59cm" svg:y1="18.78cm" svg:x2="8.891cm" svg:y2="23.495cm" draw:start-shape="id18" draw:start-glue-point="9" draw:end-shape="id7" draw:end-glue-point="6" svg:d="M4590 18780c807 0 672 2804 1546 4318s2755 1736 2755 397" svg:viewBox="0 0 4302 5600">
          <text:p/>
        </draw:connector>
        <draw:connector draw:name="Connector-Standard" draw:style-name="gr55" draw:text-style-name="P8" draw:layer="layout" draw:line-skew="2.223cm" svg:x1="12.311cm" svg:y1="10.795cm" svg:x2="3.382cm" svg:y2="17.78cm" draw:start-shape="id3" draw:start-glue-point="6" draw:end-shape="id18" draw:end-glue-point="4" svg:d="M12311 10795v5716h-8929v1269" svg:viewBox="0 0 8930 6986">
          <text:p/>
        </draw:connector>
        <draw:custom-shape draw:name="Data_0" draw:style-name="gr56" draw:text-style-name="P2" xml:id="id19" draw:id="id19" draw:layer="layout" svg:width="3.493cm" svg:height="2cm" svg:x="6.349cm" svg:y="2.34cm">
          <text:p text:style-name="P1"><text:span text:style-name="T1">data</text:span></text:p>
          <text:p text:style-name="P1"><text:span text:style-name="T1">transf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-Standard_0" draw:style-name="gr57" draw:text-style-name="P8" draw:layer="layout" svg:x1="9.487cm" svg:y1="3.34cm" svg:x2="12.311cm" svg:y2="8.255cm" draw:start-shape="id19" draw:start-glue-point="9" draw:end-shape="id3" draw:end-glue-point="4" svg:d="M9487 3340h2824v4915" svg:viewBox="0 0 2825 4916">
          <text:p/>
        </draw:connector>
        <draw:connector draw:name="Connector_8" draw:style-name="gr58" draw:text-style-name="P8" draw:layer="layout" draw:line-skew="-2.382cm -0.527cm" svg:x1="14.469cm" svg:y1="16.635cm" svg:x2="12.682cm" svg:y2="23.812cm" draw:start-shape="id20" draw:start-glue-point="6" draw:end-shape="id21" draw:end-glue-point="5" svg:d="M14469 16635v889h-2581v6288h794" svg:viewBox="0 0 2582 7178">
          <text:p/>
        </draw:connector>
        <draw:connector draw:name="Connector_9" draw:style-name="gr59" draw:text-style-name="P8" draw:layer="layout" svg:x1="13.637cm" svg:y1="6.032cm" svg:x2="14.469cm" svg:y2="15.24cm" draw:start-shape="id22" draw:start-glue-point="2" draw:end-shape="id20" draw:end-glue-point="4" svg:d="M13637 6032v4605h832v4603" svg:viewBox="0 0 833 9209">
          <text:p/>
        </draw:connector>
        <draw:custom-shape draw:name="Transfer_0" draw:style-name="gr60" draw:text-style-name="P20" draw:layer="layout" svg:width="4.663cm" svg:height="2.458cm" svg:x="16.392cm" svg:y="22.542cm">
          <text:p text:style-name="P18"><text:span text:style-name="T3">Gaze estimation</text:span></text:p>
          <text:p text:style-name="P18"><text:span text:style-name="T3">(x,y)</text:span></text:p>
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name="Off-Page-Reference" draw:style-name="gr61" draw:text-style-name="P20" draw:layer="layout" svg:width="3.225cm" svg:height="2.539cm" svg:x="-3.452cm" svg:y="4.4cm" svg:viewBox="0 0 3226 2540" draw:points="0,0 0,1693 1613,2540 3226,1693 3226,0">
          <text:p text:style-name="P21"><text:span text:style-name="T3">Constantly </text:span></text:p>
          <text:p text:style-name="P21"><text:span text:style-name="T3">Sending</text:span></text:p>
          <text:p text:style-name="P21"><text:span text:style-name="T3">Data</text:span></text:p>
        </draw:polygon>
        <draw:polygon draw:name="Off-Page-Reference_0" draw:style-name="gr62" draw:text-style-name="P20" draw:layer="layout" svg:width="3.543cm" svg:height="2.834cm" svg:x="18.097cm" svg:y="2.857cm" svg:viewBox="0 0 3544 2835" draw:points="0,0 0,1890 1772,2835 3544,1890 3544,0">
          <text:p text:style-name="P21"><text:span text:style-name="T3">New data</text:span></text:p>
          <text:p text:style-name="P21"><text:span text:style-name="T3">Refresh rate</text:span></text:p>
          <text:p text:style-name="P21"><text:span text:style-name="T3">≤ </text:span><text:span text:style-name="T3">100 Hz</text:span></text:p>
          <text:p text:style-name="P21"><text:span text:style-name="T3"/></text:p>
        </draw:polygon>
        <draw:custom-shape draw:name="Process_9" draw:style-name="gr63" draw:text-style-name="P2" xml:id="id23" draw:id="id23" draw:layer="layout" svg:width="4.128cm" svg:height="1.047cm" svg:x="6.349cm" svg:y="4.561cm">
          <text:p text:style-name="P1"><text:span text:style-name="T1">HAAR Casca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10" draw:style-name="gr64" draw:text-style-name="P8" draw:layer="layout" svg:x1="8.413cm" svg:y1="5.608cm" svg:x2="8.755cm" svg:y2="6.032cm" draw:start-shape="id23" draw:start-glue-point="6" draw:end-shape="id24" draw:end-glue-point="4" svg:d="M8413 5608v211h342v213" svg:viewBox="0 0 343 425">
          <text:p/>
        </draw:connector>
        <draw:custom-shape draw:name="Subprocess_3" draw:style-name="gr65" draw:text-style-name="P2" xml:id="id26" draw:id="id26" draw:layer="layout" svg:width="3.239cm" svg:height="1.155cm" svg:x="13.806cm" svg:y="8.905cm">
          <text:p text:style-name="P1"><text:span text:style-name="T1">Averag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Process_11" draw:style-name="gr66" draw:text-style-name="P2" xml:id="id4" draw:id="id4" draw:layer="layout" svg:width="3.953cm" svg:height="1.365cm" svg:x="12.964cm" svg:y="2.401cm">
          <text:p text:style-name="P1"><text:span text:style-name="T1">Close</text:span></text:p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_4" draw:style-name="gr67" draw:text-style-name="P2" xml:id="id25" draw:id="id25" draw:layer="layout" svg:width="2.604cm" svg:height="1.155cm" svg:x="14.106cm" svg:y="6.985cm">
          <text:p text:style-name="P1"><text:span text:style-name="T1">RM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_11" draw:style-name="gr68" draw:text-style-name="P8" draw:layer="layout" svg:x1="15.427cm" svg:y1="5.335cm" svg:x2="15.408cm" svg:y2="6.985cm" draw:start-shape="id22" draw:start-glue-point="7" draw:end-shape="id25" draw:end-glue-point="0" svg:d="M15427 5335h266v1174h-285v476" svg:viewBox="0 0 286 1651">
          <text:p/>
        </draw:connector>
        <draw:connector draw:name="Connector_12" draw:style-name="gr69" draw:text-style-name="P8" draw:layer="layout" svg:x1="15.408cm" svg:y1="8.14cm" svg:x2="15.425cm" svg:y2="8.905cm" draw:start-shape="id25" draw:start-glue-point="2" draw:end-shape="id26" draw:end-glue-point="0" svg:d="M15408 8140v383h17v382" svg:viewBox="0 0 18 766">
          <text:p/>
        </draw:connector>
        <draw:custom-shape draw:name="Subprocess_2" draw:style-name="gr70" draw:text-style-name="P2" xml:id="id27" draw:id="id27" draw:layer="layout" svg:width="3.302cm" svg:height="1.331cm" svg:x="12.7cm" svg:y="19.385cm">
          <text:p text:style-name="P1"><text:span text:style-name="T1">Actu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_5" draw:style-name="gr71" draw:text-style-name="P2" xml:id="id29" draw:id="id29" draw:layer="layout" svg:width="3.483cm" svg:height="2cm" svg:x="13.744cm" svg:y="11.652cm">
          <text:p text:style-name="P1"><text:span text:style-name="T1">Labels</text:span></text:p>
          <text:p text:style-name="P1"><text:span text:style-name="T1">Applied</text:span></text:p>
          <text:p text:style-name="P1"><text:span text:style-name="T1">(x,y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-Standard_1" draw:style-name="gr72" draw:text-style-name="P8" draw:layer="layout" draw:type="curve" svg:x1="16.002cm" svg:y1="20.051cm" svg:x2="16.662cm" svg:y2="18.807cm" draw:start-shape="id27" draw:start-glue-point="7" draw:end-shape="id28" draw:end-glue-point="9" svg:d="M16002 20051c440 0 660-414 660-1244" svg:viewBox="0 0 661 1245">
          <text:p/>
        </draw:connector>
        <draw:connector draw:name="Connector_13" draw:style-name="gr73" draw:text-style-name="P8" draw:layer="layout" svg:x1="15.485cm" svg:y1="11.652cm" svg:x2="17.045cm" svg:y2="9.482cm" draw:start-shape="id29" draw:start-glue-point="0" draw:end-shape="id26" draw:end-glue-point="1" svg:d="M15485 11652v-796h1825v-1374h-265" svg:viewBox="0 0 1826 2171">
          <text:p/>
        </draw:connector>
        <draw:custom-shape draw:name="Process_12" draw:style-name="gr74" draw:text-style-name="P2" xml:id="id30" draw:id="id30" draw:layer="layout" svg:width="4.043cm" svg:height="1.46cm" svg:x="6.35cm" svg:y="8.155cm">
          <text:p text:style-name="P1"><text:span text:style-name="T1">SVM/PCA</text:span></text:p>
          <text:p text:style-name="P1"><text:span text:style-name="T1">/Artificial-N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Connector_15" draw:style-name="gr75" draw:text-style-name="P8" draw:layer="layout" svg:x1="8.755cm" svg:y1="6.032cm" svg:x2="8.372cm" svg:y2="8.155cm" draw:start-shape="id24" draw:end-shape="id30" draw:end-glue-point="4" svg:d="M8755 6032v-267h-383v2390" svg:viewBox="0 0 384 2391">
          <text:p/>
        </draw:connector>
        <draw:custom-shape draw:name="Process_7" draw:style-name="gr76" draw:text-style-name="P2" xml:id="id17" draw:id="id17" draw:layer="layout" svg:width="3.81cm" svg:height="1.27cm" svg:x="0.952cm" svg:y="13.652cm">
          <text:p text:style-name="P1"><text:span text:style-name="T1">OpenCV</text:span></text:p>
          <text:p text:style-name="P1"><text:span text:style-name="T1">/ et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16" draw:style-name="gr77" draw:text-style-name="P8" draw:layer="layout" svg:x1="2.945cm" svg:y1="11.747cm" svg:x2="2.857cm" svg:y2="13.652cm" draw:start-shape="id16" draw:start-glue-point="6" draw:end-shape="id17" draw:end-glue-point="4" svg:d="M2945 11747v953h-88v952" svg:viewBox="0 0 89 1906">
          <text:p/>
        </draw:connector>
        <draw:connector draw:name="Connector-Curved_0" draw:style-name="gr78" draw:text-style-name="P8" draw:layer="layout" draw:type="curve" draw:line-skew="-0.538cm" svg:x1="16.662cm" svg:y1="17.629cm" svg:x2="15.485cm" svg:y2="13.652cm" draw:start-shape="id28" draw:start-glue-point="11" draw:end-shape="id29" draw:end-glue-point="2" svg:d="M16662 17629c0-3970-1177-1982-1177-3977" svg:viewBox="0 0 1178 3978">
          <text:p/>
        </draw:connector>
        <draw:connector draw:name="Connector-Curved_1" draw:style-name="gr79" draw:text-style-name="P8" draw:layer="layout" draw:type="curve" draw:line-skew="0.255cm" svg:x1="14.351cm" svg:y1="19.385cm" svg:x2="14.469cm" svg:y2="16.635cm" draw:start-shape="id27" draw:start-glue-point="4" draw:end-shape="id20" draw:end-glue-point="6" svg:d="M14351 19385c0-1681 118-307 118-2750" svg:viewBox="0 0 119 2751">
          <text:p/>
        </draw:connector>
        <draw:custom-shape draw:name="Decision" draw:style-name="gr80" draw:text-style-name="P2" xml:id="id3" draw:id="id3" draw:layer="layout" svg:width="2.682cm" svg:height="2.54cm" svg:x="10.97cm" svg:y="8.255cm">
          <text:p text:style-name="P1"><text:span text:style-name="T1">Check for</text:span></text:p>
          <text:p text:style-name="P1"><text:span text:style-name="T1">Exi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_13" draw:style-name="gr81" draw:text-style-name="P2" xml:id="id31" draw:id="id31" draw:layer="layout" svg:width="4.072cm" svg:height="1.47cm" svg:x="0.69cm" svg:y="22.66cm">
          <text:p text:style-name="P1"><text:span text:style-name="T1">Calibr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_2" draw:style-name="gr82" draw:text-style-name="P8" draw:layer="layout" svg:x1="2.726cm" svg:y1="22.66cm" svg:x2="2.564cm" svg:y2="19.78cm" draw:start-shape="id31" draw:start-glue-point="4" draw:end-shape="id18" draw:end-glue-point="7" svg:d="M2726 22660v-1440h-162v-1440" svg:viewBox="0 0 163 2881">
          <text:p/>
        </draw:connector>
        <draw:custom-shape draw:name="Process_8" draw:style-name="gr83" draw:text-style-name="P2" xml:id="id20" draw:id="id20" draw:layer="layout" svg:width="3.446cm" svg:height="1.395cm" svg:x="12.746cm" svg:y="15.24cm">
          <text:p text:style-name="P1"><text:span text:style-name="T1">Neural</text:span></text:p>
          <text:p text:style-name="P1"><text:span text:style-name="T1">Networ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17" draw:style-name="gr84" draw:text-style-name="P8" draw:layer="layout" svg:x1="6.373cm" svg:y1="10.862cm" svg:x2="6.698cm" svg:y2="3.34cm" draw:start-shape="id12" draw:start-glue-point="3" draw:end-shape="id19" draw:end-glue-point="6" svg:d="M6373 10862h-290v-7522h615" svg:viewBox="0 0 616 7523">
          <text:p/>
        </draw:connector>
        <draw:custom-shape draw:name="Process_5" draw:style-name="gr85" draw:text-style-name="P2" xml:id="id9" draw:id="id9" draw:layer="layout" svg:width="3.81cm" svg:height="2cm" svg:x="6.35cm" svg:y="16.097cm">
          <text:p text:style-name="P1"><text:span text:style-name="T1">pupil </text:span></text:p>
          <text:p text:style-name="P1"><text:span text:style-name="T1">Centroid</text:span></text:p>
          <text:p text:style-name="P1"><text:span text:style-name="T1">estim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10" draw:style-name="gr86" draw:text-style-name="P2" xml:id="id24" draw:id="id24" draw:layer="layout" svg:width="4.776cm" svg:height="1.831cm" svg:x="6.367cm" svg:y="6.032cm">
          <text:p text:style-name="P1"><text:span text:style-name="T1">Transform with</text:span></text:p>
          <text:p text:style-name="P1"><text:span text:style-name="T1">Regression Algorith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_2" draw:style-name="gr87" draw:text-style-name="P8" draw:layer="layout" draw:type="curve" draw:line-skew="0.337cm -0.11cm" svg:x1="9.525cm" svg:y1="10.862cm" svg:x2="8.372cm" svg:y2="9.615cm" draw:start-shape="id12" draw:start-glue-point="1" draw:end-shape="id30" draw:end-glue-point="6" svg:d="M9525 10862c904 0 754-542 240-793s-1393-210-1393-454" svg:viewBox="0 0 1806 1248">
          <text:p/>
        </draw:connector>
        <draw:custom-shape draw:name="Subprocess_0" draw:style-name="gr88" draw:text-style-name="P2" xml:id="id22" draw:id="id22" draw:layer="layout" svg:width="3.58cm" svg:height="1.394cm" svg:x="11.847cm" svg:y="4.638cm">
          <text:p text:style-name="P1"><text:span text:style-name="T1">k-NN</text:span></text:p>
          <text:p text:style-name="P1"><text:span text:style-name="T1">Train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18" draw:style-name="gr89" draw:text-style-name="P8" draw:layer="layout" svg:x1="14.152cm" svg:y1="22.125cm" svg:x2="14.429cm" svg:y2="23.177cm" draw:start-shape="id5" draw:start-glue-point="6" draw:end-shape="id21" draw:end-glue-point="4" svg:d="M14152 22125v526h277v526" svg:viewBox="0 0 278 1053">
          <text:p/>
        </draw:connector>
        <draw:connector draw:name="Connector_19" draw:style-name="gr90" draw:text-style-name="P8" draw:layer="layout" draw:line-skew="0.583cm" svg:x1="11.43cm" svg:y1="12.965cm" svg:x2="13.744cm" svg:y2="12.652cm" draw:start-shape="id32" draw:start-glue-point="5" draw:end-shape="id29" draw:end-glue-point="3" svg:d="M11430 12965h-318v-313h2632" svg:viewBox="0 0 2633 314">
          <text:p/>
        </draw:connector>
        <draw:connector draw:name="Connector_20" draw:style-name="gr91" draw:text-style-name="P8" draw:layer="layout" svg:x1="11.143cm" svg:y1="6.948cm" svg:x2="12.7cm" svg:y2="12.965cm" draw:start-shape="id24" draw:start-glue-point="7" draw:end-shape="id32" draw:end-glue-point="7" svg:d="M11143 6948h2458v6017h-901" svg:viewBox="0 0 2459 6018">
          <text:p/>
        </draw:connector>
        <draw:custom-shape draw:name="Extract" draw:style-name="gr92" draw:text-style-name="P20" xml:id="id32" draw:id="id32" draw:layer="layout" svg:width="2.54cm" svg:height="2.34cm" svg:x="10.795cm" svg:y="11.795cm">
          <text:p text:style-name="P18"><text:span text:style-name="T3">Train</text:span></text:p>
          <text:p text:style-name="P18"><text:span text:style-name="T3"><text:s/></text:span><text:span text:style-name="T3">labels</text:span></text:p>
          <text:p text:style-name="P18"><text:span text:style-name="T3">(x,y)</text:span></text:p>
          <text:p text:style-name="P18"><text:span text:style-name="T3"/>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</draw:page>
      <draw:page draw:name="page4" draw:style-name="dp2" draw:master-page-name="Default">
        <draw:custom-shape draw:style-name="gr93" draw:text-style-name="P22" draw:layer="layout" svg:width="5.016cm" svg:height="1.905cm" svg:x="1.334cm" svg:y="5.08cm">
          <text:p text:style-name="P22">Camera Stre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3" draw:text-style-name="P22" draw:layer="layout" svg:width="5.016cm" svg:height="1.905cm" svg:x="1.651cm" svg:y="7.62cm">
          <text:p text:style-name="P22">Eye Det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3" draw:text-style-name="P22" draw:layer="layout" svg:width="5.016cm" svg:height="1.905cm" svg:x="1.651cm" svg:y="10.16cm">
          <text:p text:style-name="P22">Iris Det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3" draw:text-style-name="P22" draw:layer="layout" svg:width="5.016cm" svg:height="1.905cm" svg:x="1.651cm" svg:y="12.382cm">
          <text:p text:style-name="P22">Pupil estim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3" draw:text-style-name="P22" draw:layer="layout" svg:width="5.016cm" svg:height="1.905cm" svg:x="1.587cm" svg:y="15.24cm">
          <text:p text:style-name="P22">Cursor</text:p>
          <text:p text:style-name="P22">Move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6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height="false" fo:min-height="1.7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4.563cm" svg:height="1.788cm" svg:x="1.979cm" svg:y="24.631cm">
        <draw:text-box>
          <text:p><text:span text:style-name="MT1"><presentation:date-time/></text:span></text:p>
        </draw:text-box>
      </draw:frame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1-24T18:46:01.217907075</meta:creation-date>
    <dc:date>2020-11-25T19:01:19.143462876</dc:date>
    <meta:editing-duration>PT3H2M42S</meta:editing-duration>
    <meta:editing-cycles>10</meta:editing-cycles>
    <meta:generator>LibreOffice/7.0.3.1$MacOSX_X86_64 LibreOffice_project/d7547858d014d4cf69878db179d326fc3483e082</meta:generator>
    <meta:document-statistic meta:object-count="102"/>
    <meta:user-defined meta:name="AXOCTRL" meta:value-type="boolean">false</meta:user-defined>
    <meta:user-defined meta:name="JOINKINDREQ">None</meta:user-defined>
    <meta:user-defined meta:name="L2OSTATE">{'ENDCTRL': False, 'INTERCTRL': False, 'MIDCTRL': False, 'PERPCTRL': False, 'TANCTRL': False}</meta:user-defined>
    <meta:user-defined meta:name="ORTHOMODE" meta:value-type="boolean">false</meta:user-defined>
    <meta:user-defined meta:name="REPEATMODE" meta:value-type="boolean">false</meta:user-defined>
  </office:meta>
</office:document-meta>
</file>